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90a46" officeooo:paragraph-rsid="00090a46"/>
    </style:style>
    <style:style style:name="P2" style:family="paragraph" style:parent-style-name="Preformatted_20_Text">
      <style:text-properties fo:color="#00ffff" officeooo:rsid="00098c10" officeooo:paragraph-rsid="00098c10"/>
    </style:style>
    <style:style style:name="P3" style:family="paragraph" style:parent-style-name="Preformatted_20_Text">
      <style:text-properties fo:color="#00ffff" officeooo:rsid="00098c10" officeooo:paragraph-rsid="000d10c3"/>
    </style:style>
    <style:style style:name="P4" style:family="paragraph" style:parent-style-name="Preformatted_20_Text">
      <style:text-properties fo:color="#00ffff" fo:font-weight="normal" officeooo:rsid="00098c10" officeooo:paragraph-rsid="00098c10" style:font-weight-asian="normal" style:font-weight-complex="normal"/>
    </style:style>
    <style:style style:name="P5" style:family="paragraph" style:parent-style-name="Preformatted_20_Text">
      <style:text-properties fo:color="#00ffff" fo:font-weight="normal" officeooo:rsid="0009edb7" officeooo:paragraph-rsid="0009edb7" style:font-weight-asian="normal" style:font-weight-complex="normal"/>
    </style:style>
    <style:style style:name="P6" style:family="paragraph" style:parent-style-name="Preformatted_20_Text">
      <style:text-properties fo:color="#00ffff" fo:font-weight="normal" officeooo:rsid="000b96a4" officeooo:paragraph-rsid="000b96a4" style:font-weight-asian="normal" style:font-weight-complex="normal"/>
    </style:style>
    <style:style style:name="P7" style:family="paragraph" style:parent-style-name="Preformatted_20_Text">
      <style:text-properties fo:color="#00ffff" officeooo:rsid="0009edb7" officeooo:paragraph-rsid="0009edb7"/>
    </style:style>
    <style:style style:name="P8" style:family="paragraph" style:parent-style-name="Preformatted_20_Text">
      <style:text-properties fo:color="#00ffff" officeooo:rsid="000b96a4" officeooo:paragraph-rsid="000b96a4"/>
    </style:style>
    <style:style style:name="P9" style:family="paragraph" style:parent-style-name="Preformatted_20_Text">
      <style:text-properties fo:color="#00ffff" officeooo:rsid="000d10c3" officeooo:paragraph-rsid="000d10c3"/>
    </style:style>
    <style:style style:name="P10" style:family="paragraph" style:parent-style-name="Preformatted_20_Text">
      <style:text-properties fo:font-weight="normal" officeooo:rsid="00098c10" officeooo:paragraph-rsid="00098c10" style:font-weight-asian="normal" style:font-weight-complex="normal"/>
    </style:style>
    <style:style style:name="P11" style:family="paragraph" style:parent-style-name="Preformatted_20_Text">
      <style:text-properties officeooo:rsid="000b96a4" officeooo:paragraph-rsid="000b96a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96a4"/>
    </style:style>
    <style:style style:name="T3" style:family="text">
      <style:text-properties fo:color="#00ffff"/>
    </style:style>
    <style:style style:name="T4" style:family="text">
      <style:text-properties fo:color="#00ffff" fo:font-weight="normal" style:font-weight-asian="normal" style:font-weight-complex="normal"/>
    </style:style>
    <style:style style:name="T5" style:family="text">
      <style:text-properties fo:color="#00ffff" officeooo:rsid="000d10c3"/>
    </style:style>
    <style:style style:name="T6" style:family="text">
      <style:text-properties officeooo:rsid="000d10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ipt started on Thu 18 May 2017 11:28:34 AEST</text:p>
      <text:p text:style-name="P9"><text:span text:style-name="T1">bold </text:span>is what I type. This blue text are my comments as we go.</text:p>
      <text:p text:style-name="P9"/>
      <text:p text:style-name="P2"><text:span text:style-name="T6">First m</text:span>oving to Downloads <text:span text:style-name="T6">directory</text:span> </text:p>
      <text:p text:style-name="P1">ian@ian-home ~/easygp/trunk/db $ <text:span text:style-name="T1">cd ~/Downloads</text:span></text:p>
      <text:p text:style-name="P3">getting the May PBS file. Ordinarily this would be done through the <text:span text:style-name="T6">web </text:span>browser <text:span text:style-name="T6">not wget</text:span></text:p>
      <text:p text:style-name="P1">ian@ian-home ~/Downloads $ <text:span text:style-name="T1">wget http://www.pbs.gov.au/downloads/2017/05/2017-05-01-xml.zip</text:span></text:p>
      <text:p text:style-name="P1">--2017-05-18 11:28:46-- <text:s/>http://www.pbs.gov.au/downloads/2017/05/2017-05-01-xml.zip</text:p>
      <text:p text:style-name="P1">Resolving www.pbs.gov.au (www.pbs.gov.au)... 111.125.165.187</text:p>
      <text:p text:style-name="P1">Connecting to www.pbs.gov.au (www.pbs.gov.au)|111.125.165.187|:80... connected.</text:p>
      <text:p text:style-name="P1">HTTP request sent, awaiting response... 200 OK</text:p>
      <text:p text:style-name="P1">Length: 5245676 (5.0M) [application/zip]</text:p>
      <text:p text:style-name="P1">Saving to: '2017-05-01-xml.zip’</text:p>
      <text:p text:style-name="P1"/>
      <text:p text:style-name="P1"/>
      <text:p text:style-name="P1">2017-05-18 11:29:26 (127 KB/s) - '2017-05-01-xml.zip’ saved [5245676/5245676]</text:p>
      <text:p text:style-name="P1"/>
      <text:p text:style-name="P3">Running the script back in the Python directory, but it looks for the zip file in Downloads (because that's where <text:span text:style-name="T6">Firefox</text:span> put<text:span text:style-name="T6">s</text:span> it)</text:p>
      <text:p text:style-name="P1">ian@ian-home ~/Downloads $ <text:span text:style-name="T1">cd ~/easygp/trunk/db</text:span></text:p>
      <text:p text:style-name="P1">ian@ian-home ~/easygp/trunk/db $ <text:span text:style-name="T1">python import_pbs.py</text:span></text:p>
      <text:p text:style-name="P1"/>
      <text:p text:style-name="P1">New drug, but it might already exist</text:p>
      <text:p text:style-name="P1">New product: nintedanib 100 mg capsule, 60</text:p>
      <text:p text:style-name="P1">Autoparse!</text:p>
      <text:p text:style-name="P1">generic: nintedanib</text:p>
      <text:p text:style-name="P1">form: capsule</text:p>
      <text:p text:style-name="P1">strength: 100mg</text:p>
      <text:p text:style-name="P1">amount: NULL</text:p>
      <text:p text:style-name="P2">This one <text:span text:style-name="T6">is new but </text:span>was automatic I didn't have to <text:span text:style-name="T6">type</text:span> anything <text:span text:style-name="T6">here</text:span></text:p>
      <text:p text:style-name="P1"/>
      <text:p text:style-name="P1">New drug, but it might already exist</text:p>
      <text:p text:style-name="P1">New product: daclizumab 150 mg/mL injection, 1 mL injection device</text:p>
      <text:p text:style-name="P1">Autoparse!</text:p>
      <text:p text:style-name="P1">generic: daclizumab</text:p>
      <text:p text:style-name="P1">form: injection</text:p>
      <text:p text:style-name="P1">strength: 150mg</text:p>
      <text:p text:style-name="P1">amount: 1.0</text:p>
      <text:p text:style-name="P9">And again automatic</text:p>
      <text:p text:style-name="P1"/>
      <text:p text:style-name="P1">New drug, but it might already exist</text:p>
      <text:p text:style-name="P1">New product: oxycodone hydrochloride 60 mg + naloxone hydrochloride 30 mg modified release tablet, 28</text:p>
      <text:p text:style-name="P1"/>
      <text:p text:style-name="P1">sct: 826601000168105</text:p>
      <text:p text:style-name="P1">atc: N02AA55</text:p>
      <text:p text:style-name="P1">chapter: GE</text:p>
      <text:p text:style-name="P1">original_pbs_name: oxycodone hydrochloride 60 mg + naloxone hydrochloride 30 mg modified release tablet, 28</text:p>
      <text:p text:style-name="P1">brand: Targin 60/30</text:p>
      <text:p text:style-name="P1"/>
      <text:p text:style-name="P2"><text:span text:style-name="T6">Now t</text:span>his one's too hard <text:span text:style-name="T6">for my script </text:span>so I have to help it along. ; <text:span text:style-name="T2">to separate compound ingredients like in the text file</text:span></text:p>
      <text:p text:style-name="P1">Enter the generic product name:<text:span text:style-name="T1">oxycodone;naloxone</text:span></text:p>
      <text:p text:style-name="P10">We use “slow-release” instead of “modified release”</text:p>
      <text:p text:style-name="P1">Enter the form from standard list (see docs):<text:span text:style-name="T1">slow-release tablet</text:span></text:p>
      <text:p text:style-name="P4">Two ingredients in the same order as in the generic product</text:p>
      <text:p text:style-name="P1">input strength (see docs):<text:span text:style-name="T1">60mg-30mg</text:span></text:p>
      <text:p text:style-name="P6">PBS pack size of 28 is correct, so just ENTER here</text:p>
      <text:p text:style-name="P1">units per pack (default 1, PBS pack size is 28): </text:p>
      <text:p text:style-name="P9">Don't just this much. Mainly for complex 'packs' with lots of different things <text:soft-page-break/>in them</text:p>
      <text:p text:style-name="P1">free comment (optional):</text:p>
      <text:p text:style-name="P1"/>
      <text:p text:style-name="P1">New drug, but it might already exist</text:p>
      <text:p text:style-name="P1">New product: nintedanib 150 mg capsule, 60</text:p>
      <text:p text:style-name="P1">Autoparse!</text:p>
      <text:p text:style-name="P1">generic: nintedanib</text:p>
      <text:p text:style-name="P1">form: capsule</text:p>
      <text:p text:style-name="P1">strength: 150mg</text:p>
      <text:p text:style-name="P1">amount: NULL</text:p>
      <text:p text:style-name="P1"/>
      <text:p text:style-name="P1"/>
      <text:p text:style-name="P1">New drug, but it might already exist</text:p>
      <text:p text:style-name="P1">New product: fosaprepitant 150 mg injection, 1 vial</text:p>
      <text:p text:style-name="P1">Autoparse!</text:p>
      <text:p text:style-name="P1">generic: fosaprepitant</text:p>
      <text:p text:style-name="P1">form: injection</text:p>
      <text:p text:style-name="P1">strength: 150mg</text:p>
      <text:p text:style-name="P1">amount: NULL</text:p>
      <text:p text:style-name="P1"/>
      <text:p text:style-name="P1"/>
      <text:p text:style-name="P1">New drug, but it might already exist</text:p>
      <text:p text:style-name="P1"/>
      <text:p text:style-name="P1">New product: protein formula with carbohydrate, fat, vitamins and minerals oral liquid, 8 x 500 mL pouches</text:p>
      <text:p text:style-name="P1"/>
      <text:p text:style-name="P1">sct: 710211000168104</text:p>
      <text:p text:style-name="P1">atc: V06D</text:p>
      <text:p text:style-name="P1">chapter: GE</text:p>
      <text:p text:style-name="P1">original_pbs_name: protein formula with carbohydrate, fat, vitamins and minerals oral liquid, 8 x 500 mL pouches</text:p>
      <text:p text:style-name="P1">brand: Nutrini Peptisorb Energy</text:p>
      <text:p text:style-name="P1"/>
      <text:p text:style-name="P7">I'm using the same name as the PBS <text:span text:style-name="T2">just </text:span>without the commas</text:p>
      <text:p text:style-name="P1">Enter the generic product name:<text:span text:style-name="T1">protein formula with carbohydrate fat vitamins</text:span> and minerals</text:p>
      <text:p text:style-name="P1">Enter the form from standard list (see docs):<text:span text:style-name="T1">oral liquid</text:span></text:p>
      <text:p text:style-name="P5">It's 500 ML of “stuff” (oral liquid) so 500 here. No need to put “ml” as it can figure that out. </text:p>
      <text:p text:style-name="P1">enter the total amount of oral liquid in the product (0 if not stated/nonsenical): <text:span text:style-name="T1">500</text:span></text:p>
      <text:p text:style-name="P1">input strength (see docs):-</text:p>
      <text:p text:style-name="P1">number of components must match generic</text:p>
      <text:p text:style-name="P8">No strength as not given for this one (unusual)</text:p>
      <text:p text:style-name="P1">input strength (see docs):</text:p>
      <text:p text:style-name="P8">PBS pack size is WRONG (nowadays rare) so we put 8 here for our units_per_pack field</text:p>
      <text:p text:style-name="P1">units per pack (default 1, PBS pack size is 1): <text:span text:style-name="T1">8</text:span></text:p>
      <text:p text:style-name="P1">free comment (optional):</text:p>
      <text:p text:style-name="P1"/>
      <text:p text:style-name="P1">New drug, but it might already exist</text:p>
      <text:p text:style-name="P1">New product: oxycodone hydrochloride 80 mg + naloxone hydrochloride 40 mg modified release tablet, 28</text:p>
      <text:p text:style-name="P1"/>
      <text:p text:style-name="P1">sct: 827021000168109</text:p>
      <text:p text:style-name="P1">atc: N02AA55</text:p>
      <text:p text:style-name="P1">chapter: GE</text:p>
      <text:p text:style-name="P1">original_pbs_name: oxycodone hydrochloride 80 mg + naloxone hydrochloride 40 mg modified release tablet, 28</text:p>
      <text:p text:style-name="P1">brand: Targin 80/40</text:p>
      <text:p text:style-name="P1"/>
      <text:p text:style-name="P1">Enter the generic product name:<text:span text:style-name="T1">oxycodone;naloxone</text:span></text:p>
      <text:p text:style-name="P1">Enter the form from standard list (see docs):<text:span text:style-name="T1">slow-release tablet</text:span></text:p>
      <text:p text:style-name="P1">input strength (see docs):<text:span text:style-name="T1">80mg-40mg</text:span></text:p>
      <text:p text:style-name="P1"><text:soft-page-break/>units per pack (default 1, PBS pack size is 28): </text:p>
      <text:p text:style-name="P1">free comment (optional):</text:p>
      <text:p text:style-name="P1"/>
      <text:p text:style-name="P1">New drug, but it might already exist</text:p>
      <text:p text:style-name="P1">New product: pancreatic extract 5000 units/100 mg enteric coated granules, 20 g</text:p>
      <text:p text:style-name="P1">match using PBS item code 5453B</text:p>
      <text:p text:style-name="P1">match using PBS item code 5454C</text:p>
      <text:p text:style-name="P1">if equivalent drug exists (form, quantity, and pack size) select the number and RETURN</text:p>
      <text:p text:style-name="P1">if no match, enter 0</text:p>
      <text:p text:style-name="P1"/>
      <text:p text:style-name="P1">List of existing</text:p>
      <text:p text:style-name="P1">----------------</text:p>
      <text:p text:style-name="P1">1) pancreatic extract 5000 international units/100 mg granules: enteric-coated, 20 g</text:p>
      <text:p text:style-name="P8">This is the exact same drug just they've changed “international units” to “units”, and “granules: enteric-coated” to enteric-coated granules”. This is a classic Losec/Losec tablets issue so we select 1 to tell the script it's identical and a new drugs.product table entry isn't required.</text:p>
      <text:p text:style-name="P1">No:<text:span text:style-name="T1">1</text:span></text:p>
      <text:p text:style-name="P1"/>
      <text:p text:style-name="P1">New drug, but it might already exist</text:p>
      <text:p text:style-name="P1">New product: pancreatic extract 10 000 units modified release capsule, 100</text:p>
      <text:p text:style-name="P1">match using PBS item code 8020D</text:p>
      <text:p text:style-name="P1">match using PBS item code 9226N</text:p>
      <text:p text:style-name="P1">if equivalent drug exists (form, quantity, and pack size) select the number and RETURN</text:p>
      <text:p text:style-name="P1">if no match, enter 0</text:p>
      <text:p text:style-name="P1"/>
      <text:p text:style-name="P1">List of existing</text:p>
      <text:p text:style-name="P1">----------------</text:p>
      <text:p text:style-name="P1">1) pancreatic extract 10 000 international units capsule: modified release, 100 capsules</text:p>
      <text:p text:style-name="P11"><text:span text:style-name="T3">And same again </text:span><text:span text:style-name="T5">just a different strength</text:span></text:p>
      <text:p text:style-name="P1">No:<text:span text:style-name="T1">1</text:span></text:p>
      <text:p text:style-name="P1"/>
      <text:p text:style-name="P1">New drug, but it might already exist</text:p>
      <text:p text:style-name="P1">New product: pancreatic extract 25 000 units modified release capsule, 100</text:p>
      <text:p text:style-name="P1">match using PBS item code 8021E</text:p>
      <text:p text:style-name="P1">match using PBS item code 9227P</text:p>
      <text:p text:style-name="P1">if equivalent drug exists (form, quantity, and pack size) select the number and RETURN</text:p>
      <text:p text:style-name="P1">if no match, enter 0</text:p>
      <text:p text:style-name="P1"/>
      <text:p text:style-name="P1">List of existing</text:p>
      <text:p text:style-name="P1">----------------</text:p>
      <text:p text:style-name="P1">1) pancreatic extract 25 000 international units capsule: modified release, 100 capsules</text:p>
      <text:p text:style-name="P1">No:<text:span text:style-name="T1">1</text:span></text:p>
      <text:p text:style-name="P1">SCT seems to have changed on pancrelipase 25 000 units capsule, 100 </text:p>
      <text:p text:style-name="P1"/>
      <text:p text:style-name="P1">New drug, but it might already exist</text:p>
      <text:p text:style-name="P1">New product: pancreatic extract 40 000 units modified release capsule, 100</text:p>
      <text:p text:style-name="P1">match using PBS item code 9412J</text:p>
      <text:p text:style-name="P1">match using PBS item code 9413K</text:p>
      <text:p text:style-name="P1">if equivalent drug exists (form, quantity, and pack size) select the number and RETURN</text:p>
      <text:p text:style-name="P1">if no match, enter 0</text:p>
      <text:p text:style-name="P1"/>
      <text:p text:style-name="P1">List of existing</text:p>
      <text:p text:style-name="P1">----------------</text:p>
      <text:p text:style-name="P1">1) pancreatic extract 40 000 international units capsule: modified release, 100 capsules</text:p>
      <text:p text:style-name="P1">No:<text:span text:style-name="T1">1</text:span></text:p>
      <text:p text:style-name="P1"><text:soft-page-break/></text:p>
      <text:p text:style-name="P1">New drug, but it might already exist</text:p>
      <text:p text:style-name="P1">New product: emtricitabine 200 mg + tenofovir alafenamide 10 mg tablet, 30</text:p>
      <text:p text:style-name="P1"/>
      <text:p text:style-name="P1">sct: 420341000144103</text:p>
      <text:p text:style-name="P1">atc: J05AR</text:p>
      <text:p text:style-name="P1">chapter: CA</text:p>
      <text:p text:style-name="P1">original_pbs_name: emtricitabine 200 mg + tenofovir alafenamide 10 mg tablet, 30</text:p>
      <text:p text:style-name="P1">brand: Descovy</text:p>
      <text:p text:style-name="P1"/>
      <text:p text:style-name="P1">Enter the generic product name:<text:span text:style-name="T1">emtricitabine;tenofovir</text:span></text:p>
      <text:p text:style-name="P1">Enter the form from standard list (see docs):<text:span text:style-name="T1">tablet</text:span></text:p>
      <text:p text:style-name="P1">input strength (see docs):<text:span text:style-name="T1">200mg-10mg</text:span></text:p>
      <text:p text:style-name="P1">units per pack (default 1, PBS pack size is 30): </text:p>
      <text:p text:style-name="P1">free comment (optional):</text:p>
      <text:p text:style-name="P1"/>
      <text:p text:style-name="P1">New drug, but it might already exist</text:p>
      <text:p text:style-name="P1">New product: emtricitabine 200 mg + rilpivirine 25 mg + tenofovir alafenamide 25 mg tablet, 30 tablets</text:p>
      <text:p text:style-name="P1"/>
      <text:p text:style-name="P1">sct: 424951000144109</text:p>
      <text:p text:style-name="P1">atc: J05AR</text:p>
      <text:p text:style-name="P1">chapter: CA</text:p>
      <text:p text:style-name="P1">original_pbs_name: emtricitabine 200 mg + rilpivirine 25 mg + tenofovir alafenamide 25 mg tablet, 30 tablets</text:p>
      <text:p text:style-name="P1">brand: Odefsey</text:p>
      <text:p text:style-name="P1"/>
      <text:p text:style-name="P8">This is a triple, thankfully not many of these</text:p>
      <text:p text:style-name="P1">Enter the generic product name:<text:span text:style-name="T1">emtricitabine;rilpivirine;tenofovir</text:span></text:p>
      <text:p text:style-name="P1">Enter the form from standard list (see docs):<text:span text:style-name="T1">tablet</text:span></text:p>
      <text:p text:style-name="P1">input strength (see docs):<text:span text:style-name="T1">200mg-25mg-25mg</text:span></text:p>
      <text:p text:style-name="P1">units per pack (default 1, PBS pack size is 30): </text:p>
      <text:p text:style-name="P1">free comment (optional):</text:p>
      <text:p text:style-name="P1"/>
      <text:p text:style-name="P1">New drug, but it might already exist</text:p>
      <text:p text:style-name="P1">New product: emtricitabine 200 mg + tenofovir alafenamide 25 mg tablet, 30</text:p>
      <text:p text:style-name="P1"/>
      <text:p text:style-name="P1">sct: 420381000144106</text:p>
      <text:p text:style-name="P1">atc: J05AR</text:p>
      <text:p text:style-name="P1">chapter: CA</text:p>
      <text:p text:style-name="P1">original_pbs_name: emtricitabine 200 mg + tenofovir alafenamide 25 mg tablet, 30</text:p>
      <text:p text:style-name="P1">brand: Descovy</text:p>
      <text:p text:style-name="P1"/>
      <text:p text:style-name="P1">Enter the generic product name:<text:span text:style-name="T1">emtricitabine;tenofovir</text:span></text:p>
      <text:p text:style-name="P1">Enter the form from standard list (see docs):tablet</text:p>
      <text:p text:style-name="P1">input strength (see docs):<text:span text:style-name="T1">200mg-25mg</text:span></text:p>
      <text:p text:style-name="P1">units per pack (default 1, PBS pack size is 30): </text:p>
      <text:p text:style-name="P1">free comment (optional):</text:p>
      <text:p text:style-name="P1">SCT seems to have changed on tenofovir alafenamide 10 mg + emtricitabine 200 mg + elvitegravir 150 mg + cobicistat 150 mg tablet, 30 </text:p>
      <text:p text:style-name="P1"/>
      <text:p text:style-name="P1">New drug, but it might already exist</text:p>
      <text:p text:style-name="P1">New product: ivacaftor 50 mg granules, 4 x 14 sachets</text:p>
      <text:p text:style-name="P1">match using brandname Kalydeco</text:p>
      <text:p text:style-name="P1">if equivalent drug exists (form, quantity, and pack size) select the number and RETURN</text:p>
      <text:p text:style-name="P1">if no match, enter 0</text:p>
      <text:p text:style-name="P1"/>
      <text:p text:style-name="P1">List of existing</text:p>
      <text:p text:style-name="P1">----------------</text:p>
      <text:p text:style-name="P1">1) ivacaftor 150 mg tablet, 56</text:p>
      <text:p text:style-name="P8">This one DOESN'T match (the new one is a granule, not a tablet, and it's a different strength), so 0 here.</text:p>
      <text:p text:style-name="P1">No:<text:span text:style-name="T1">0</text:span></text:p>
      <text:p text:style-name="P1"><text:soft-page-break/></text:p>
      <text:p text:style-name="P1">sct: 415941000144100</text:p>
      <text:p text:style-name="P1">atc: R07AX02</text:p>
      <text:p text:style-name="P1">chapter: HS</text:p>
      <text:p text:style-name="P1">original_pbs_name: ivacaftor 50 mg granules, 4 x 14 sachets</text:p>
      <text:p text:style-name="P1">brand: Kalydeco</text:p>
      <text:p text:style-name="P1"/>
      <text:p text:style-name="P8">Which means we have to manually enter the details now</text:p>
      <text:p text:style-name="P1">Enter the generic product name:<text:span text:style-name="T1">ivacaftor</text:span></text:p>
      <text:p text:style-name="P1">Enter the form from standard list (see docs):<text:span text:style-name="T1">granules</text:span></text:p>
      <text:p text:style-name="P1">input strength (see docs):<text:span text:style-name="T1">50mg</text:span></text:p>
      <text:p text:style-name="P1">units per pack (default 1, PBS pack size is 56): </text:p>
      <text:p text:style-name="P1">free comment (optional):</text:p>
      <text:p text:style-name="P1"/>
      <text:p text:style-name="P1">New drug, but it might already exist</text:p>
      <text:p text:style-name="P1">New product: ivacaftor 75 mg granules, 4 x 14 sachets</text:p>
      <text:p text:style-name="P1">match using brandname Kalydeco</text:p>
      <text:p text:style-name="P1">if equivalent drug exists (form, quantity, and pack size) select the number and RETURN</text:p>
      <text:p text:style-name="P1">if no match, enter 0</text:p>
      <text:p text:style-name="P1"/>
      <text:p text:style-name="P1">List of existing</text:p>
      <text:p text:style-name="P1">----------------</text:p>
      <text:p text:style-name="P1">1) ivacaftor 150 mg tablet, 56</text:p>
      <text:p text:style-name="P9">Again it's not a match, so 0 here</text:p>
      <text:p text:style-name="P1">No:<text:span text:style-name="T1">0</text:span></text:p>
      <text:p text:style-name="P1"/>
      <text:p text:style-name="P1">sct: 416001000144109</text:p>
      <text:p text:style-name="P1">atc: R07AX02</text:p>
      <text:p text:style-name="P1">chapter: HS</text:p>
      <text:p text:style-name="P1">original_pbs_name: ivacaftor 75 mg granules, 4 x 14 sachets</text:p>
      <text:p text:style-name="P1">brand: Kalydeco</text:p>
      <text:p text:style-name="P1"/>
      <text:p text:style-name="P1">Enter the generic product name:<text:span text:style-name="T1">ivacaftor</text:span></text:p>
      <text:p text:style-name="P1">Enter the form from standard list (see docs):<text:span text:style-name="T1">granukes</text:span></text:p>
      <text:p text:style-name="P6">See how the script complains because I misspelled it, it looks up drugs.form to check</text:p>
      <text:p text:style-name="P1">that's not a valid form</text:p>
      <text:p text:style-name="P1">Enter the form from standard list (see docs):<text:span text:style-name="T1">granules</text:span></text:p>
      <text:p text:style-name="P1">input strength (see docs):<text:span text:style-name="T1">75mg</text:span></text:p>
      <text:p text:style-name="P1">units per pack (default 1, PBS pack size is 56): </text:p>
      <text:p text:style-name="P1">free comment (optional):</text:p>
      <text:p text:style-name="P1"/>
      <text:p text:style-name="P11"><text:span text:style-name="T4">Now we are doing brands.</text:span> </text:p>
      <text:p text:style-name="P1">Gabapentin Aspen 300 (gabapentin 300 mg capsule, 100) price $12.56 isn't in the PBS anymore</text:p>
      <text:p text:style-name="P1">But wait, the same company now makes 'Gabapentin Aspen 300' price $12.56</text:p>
      <text:p text:style-name="P8">Don't really know why it's <text:span text:style-name="T6">making me </text:span>check this one: the brand is clearly identical</text:p>
      <text:p text:style-name="P1">are they the same drug? (y/n):<text:span text:style-name="T1">y</text:span></text:p>
      <text:p text:style-name="P1">Arianna (anastrozole 1 mg tablet, 30) price $19.20 isn't in the PBS anymore</text:p>
      <text:p text:style-name="P1">But wait, the same company now makes 'Arianna 1' price $19.20</text:p>
      <text:p text:style-name="P8">This is slightly more interesting, the manufacturer as gone from 'Arianna' to 'Arianna 1'. As prescribers we could care less, so we say “y” it's the same drug.</text:p>
      <text:p text:style-name="P1">are they the same drug? (y/n):<text:span text:style-name="T1">y</text:span></text:p>
      <text:p text:style-name="P1">Frusemide AN (frusemide 20 mg tablet, 100) price $1.42 isn't in the PBS anymore</text:p>
      <text:p text:style-name="P1">But wait, the same company now makes 'FUROSEMIDE AN' price $1.56</text:p>
      <text:p text:style-name="P8">They are changing from old British spelling ('frusemide') to European ('furosemide') Dunno why, it's still 'frusemide' officially in Australia.</text:p>
      <text:p text:style-name="P1">are they the same drug? (y/n):<text:span text:style-name="T1">y</text:span></text:p>
      <text:p text:style-name="P1">Frusemide AN (frusemide 40 mg tablet, 100) price $1.29 isn't in the PBS anymore</text:p>
      <text:p text:style-name="P1">But wait, the same company now makes 'FUROSEMIDE AN' price $1.56</text:p>
      <text:p text:style-name="P1">are they the same drug? (y/n):<text:span text:style-name="T1">y</text:span></text:p>
      <text:p text:style-name="P1"><text:soft-page-break/>Phenobarbitone Aspen (phenobarbitone 30 mg tablet, 200) price $7.82 isn't in the PBS anymore</text:p>
      <text:p text:style-name="P1">But wait, the same company now makes 'Phenobarb' price $7.82</text:p>
      <text:p text:style-name="P1">are they the same drug? (y/n):<text:span text:style-name="T1">y</text:span></text:p>
      <text:p text:style-name="P1"/>
      <text:p text:style-name="P9">And that's it for May!</text:p>
      <text:p text:style-name="P1">ian@ian-home ~/easygp/trunk/db $<text:span text:style-name="T1"> ls -l drugs-2017-05-01.sql.lzma</text:span></text:p>
      <text:p text:style-name="P1">-rw-r--r-- 1 ian ian 577457 May 18 11:40 drugs-2017-05-01.sql.lzma</text:p>
      <text:p text:style-name="P1">ian@ian-home ~/easygp/trunk/db $ exit</text:p>
      <text:p text:style-name="P1">exit</text:p>
      <text:p text:style-name="P1"/>
      <text:p text:style-name="P1">Script done on Thu 18 May 2017 11:41:16 A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8T15:39:41.167656194</dc:date>
    <meta:editing-duration>PT1M28S</meta:editing-duration>
    <meta:editing-cycles>1</meta:editing-cycles>
    <meta:document-statistic meta:table-count="0" meta:image-count="0" meta:object-count="0" meta:page-count="6" meta:paragraph-count="244" meta:word-count="1722" meta:character-count="10893" meta:non-whitespace-character-count="9404"/>
    <meta:generator>LibreOffice/5.0.3.2$Linux_X86_64 LibreOffice_project/00m0$Build-2</meta:generator>
  </office:meta>
</office:document-meta>
</file>